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font-style="italic" style:font-style-asian="italic" style:font-style-complex="italic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style:font-name="monospace" fo:font-style="italic" style:font-style-asian="italic" style:font-style-complex="italic" fo:color="#333333" fo:font-size="10.5pt" style:font-size-asian="10.5pt"/>
    </style:style>
    <style:style style:name="T7" style:parent-style-name="DefaultParagraphFont" style:family="text">
      <style:text-properties style:font-name="monospace" fo:font-style="italic" style:font-style-asian="italic" style:font-style-complex="italic" fo:color="#666666" fo:font-size="10.5pt" style:font-size-asian="10.5pt"/>
    </style:style>
    <style:style style:name="T8" style:parent-style-name="DefaultParagraphFont" style:family="text">
      <style:text-properties style:font-name="monospace" fo:font-style="italic" style:font-style-asian="italic" style:font-style-complex="italic" fo:color="#333333" fo:font-size="10.5pt" style:font-size-asian="10.5pt"/>
    </style:style>
    <style:style style:name="T9" style:parent-style-name="DefaultParagraphFont" style:family="text">
      <style:text-properties style:font-name="monospace" fo:font-style="italic" style:font-style-asian="italic" style:font-style-complex="italic" fo:color="#BA2121" fo:font-size="10.5pt" style:font-size-asian="10.5pt"/>
    </style:style>
    <style:style style:name="P10" style:parent-style-name="PreformattedText" style:family="paragraph">
      <style:paragraph-properties fo:background-color="#F7F7F7"/>
    </style:style>
    <style:style style:name="T11" style:parent-style-name="DefaultParagraphFont" style:family="text">
      <style:text-properties style:font-name="monospace" fo:color="#333333" fo:font-size="10.5pt" style:font-size-asian="10.5pt"/>
    </style:style>
    <style:style style:name="T12" style:parent-style-name="DefaultParagraphFont" style:family="text">
      <style:text-properties style:font-name="monospace" fo:color="#666666" fo:font-size="10.5pt" style:font-size-asian="10.5pt"/>
    </style:style>
    <style:style style:name="T13" style:parent-style-name="DefaultParagraphFont" style:family="text">
      <style:text-properties style:font-name="monospace" fo:color="#333333" fo:font-size="10.5pt" style:font-size-asian="10.5pt"/>
    </style:style>
    <style:style style:name="T14" style:parent-style-name="DefaultParagraphFont" style:family="text">
      <style:text-properties style:font-name="monospace" fo:color="#BA2121" fo:font-size="10.5pt" style:font-size-asian="10.5pt"/>
    </style:style>
    <style:style style:name="P15" style:parent-style-name="PreformattedText" style:family="paragraph">
      <style:paragraph-properties fo:background-color="#F7F7F7"/>
    </style:style>
    <style:style style:name="T16" style:parent-style-name="DefaultParagraphFont" style:family="text">
      <style:text-properties style:font-name="monospace" fo:color="#333333" fo:font-size="10.5pt" style:font-size-asian="10.5pt"/>
    </style:style>
    <style:style style:name="T17" style:parent-style-name="DefaultParagraphFont" style:family="text">
      <style:text-properties style:font-name="monospace" fo:color="#666666" fo:font-size="10.5pt" style:font-size-asian="10.5pt"/>
    </style:style>
    <style:style style:name="T18" style:parent-style-name="DefaultParagraphFont" style:family="text">
      <style:text-properties style:font-name="monospace" fo:color="#333333" fo:font-size="10.5pt" style:font-size-asian="10.5pt"/>
    </style:style>
    <style:style style:name="T19" style:parent-style-name="DefaultParagraphFont" style:family="text">
      <style:text-properties style:font-name="monospace" fo:color="#BA2121" fo:font-size="10.5pt" style:font-size-asian="10.5pt"/>
    </style:style>
    <style:style style:name="P20" style:parent-style-name="PreformattedText" style:family="paragraph">
      <style:paragraph-properties fo:background-color="#F7F7F7"/>
    </style:style>
    <style:style style:name="T21" style:parent-style-name="DefaultParagraphFont" style:family="text">
      <style:text-properties style:font-name="monospace" fo:color="#333333" fo:font-size="10.5pt" style:font-size-asian="10.5pt"/>
    </style:style>
    <style:style style:name="T22" style:parent-style-name="DefaultParagraphFont" style:family="text">
      <style:text-properties style:font-name="monospace" fo:color="#666666" fo:font-size="10.5pt" style:font-size-asian="10.5pt"/>
    </style:style>
    <style:style style:name="T23" style:parent-style-name="DefaultParagraphFont" style:family="text">
      <style:text-properties style:font-name="monospace" fo:color="#333333" fo:font-size="10.5pt" style:font-size-asian="10.5pt"/>
    </style:style>
    <style:style style:name="T24" style:parent-style-name="DefaultParagraphFont" style:family="text">
      <style:text-properties style:font-name="monospace" fo:color="#BA2121" fo:font-size="10.5pt" style:font-size-asian="10.5pt"/>
    </style:style>
  </office:automatic-styles>
  <office:body>
    <office:text text:use-soft-page-breaks="true">
      <text:h text:style-name="P1" text:outline-level="1">Credentials</text:h>
      <text:p text:style-name="Textbody"/>
      <text:p text:style-name="Textbody"><text:span text:style-name="T2">Twitter id =<text:s/></text:span></text:p>
      <text:p text:style-name="Textbody"><text:span text:style-name="T3">login from gmail id</text:span></text:p>
      <text:p text:style-name="Textbody"><text:span text:style-name="T4">gmail =</text:span></text:p>
      <text:p text:style-name="Textbody"><text:span text:style-name="T5">password =<text:s/></text:span></text:p>
      <text:p text:style-name="Textbody"/>
      <text:p text:style-name="PreformattedText"><text:span text:style-name="T6">consumer_key<text:s/></text:span><text:span text:style-name="T7">=</text:span><text:span text:style-name="T8"><text:s/></text:span><text:span text:style-name="T9">'pk07DZSWpJPYF8Py6J8YHCtlr'</text:span></text:p>
      <text:p text:style-name="P10"><text:span text:style-name="T11">consumer_secret<text:s/></text:span><text:span text:style-name="T12">=</text:span><text:span text:style-name="T13"><text:s/></text:span><text:span text:style-name="T14">'Sju0guADPzpVcVMT0YzGHAPNAACKgTCNFWNlevwz1EjkqVxqUO'</text:span></text:p>
      <text:p text:style-name="P15"><text:span text:style-name="T16">access_token<text:s/></text:span><text:span text:style-name="T17">=</text:span><text:span text:style-name="T18"><text:s/></text:span><text:span text:style-name="T19">'1234980489561354243-s0PWPFVdeWK0orTf2GSeVlpArKQzuV'</text:span></text:p>
      <text:p text:style-name="P20"><text:span text:style-name="T21">access_secret<text:s/></text:span><text:span text:style-name="T22">=</text:span><text:span text:style-name="T23"><text:s/></text:span><text:span text:style-name="T24">'cyuXC8Ybp3cKK6CntWsaArRaqYcwMxeCTw7P6eLY5ZRuT'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yed Basit Ali</dc:creator>
    <meta:creation-date>2020-03-16T17:45:00Z</meta:creation-date>
    <dc:date>2024-03-07T22:02:00Z</dc:date>
    <meta:template xlink:href="Normal" xlink:type="simple"/>
    <meta:editing-cycles>2</meta:editing-cycles>
    <meta:editing-duration>PT4080S</meta:editing-duration>
    <meta:document-statistic meta:page-count="1" meta:paragraph-count="1" meta:word-count="47" meta:character-count="314" meta:row-count="2" meta:non-whitespace-character-count="268"/>
  </office:meta>
</office:document-meta>
</file>